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ff1e1"/>
    </style:style>
    <style:style style:name="P2" style:family="paragraph" style:parent-style-name="Standard">
      <style:text-properties officeooo:paragraph-rsid="0013502b"/>
    </style:style>
    <style:style style:name="P3" style:family="paragraph" style:parent-style-name="Preformatted_20_Text">
      <style:text-properties officeooo:paragraph-rsid="000ff1e1"/>
    </style:style>
    <style:style style:name="P4" style:family="paragraph" style:parent-style-name="Preformatted_20_Text">
      <style:text-properties officeooo:paragraph-rsid="0011d85a"/>
    </style:style>
    <style:style style:name="P5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officeooo:rsid="001350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home/ruldane/www/html</text:p>
      <text:p text:style-name="Standard"/>
      <text:p text:style-name="Standard">&lt;Directory /var/www/html/&gt;</text:p>
      <text:p text:style-name="Standard"/>
      <text:p text:style-name="P1">&lt;Directory /home/ruldane/www/html/&gt;</text:p>
      <text:p text:style-name="P1"/>
      <text:p text:style-name="P3">&lt;VirtualHost *:80&gt;</text:p>
      <text:p text:style-name="Preformatted_20_Text"><text:s text:c="8"/>ServerName example.com</text:p>
      <text:p text:style-name="Preformatted_20_Text"><text:s text:c="8"/>ServerAlias www.example.com</text:p>
      <text:p text:style-name="P4"><text:s text:c="8"/>DocumentRoot "/home/ruldane/www/html/SkwalsoftProject"</text:p>
      <text:p text:style-name="P4"><text:s text:c="8"/>&lt;Directory "/home/ruldane/www/html/SkwalsoftProject"&gt;</text:p>
      <text:p text:style-name="Preformatted_20_Text"><text:s text:c="16"/>Options +FollowSymLinks</text:p>
      <text:p text:style-name="Preformatted_20_Text"><text:s text:c="16"/>AllowOverride all</text:p>
      <text:p text:style-name="Preformatted_20_Text"><text:s text:c="16"/>Require all granted</text:p>
      <text:p text:style-name="Preformatted_20_Text"><text:s text:c="8"/>&lt;/Directory&gt;</text:p>
      <text:p text:style-name="Preformatted_20_Text"><text:s text:c="8"/>ErrorLog /var/log/apache2/error.example.com.log</text:p>
      <text:p text:style-name="Preformatted_20_Text"><text:s text:c="8"/>CustomLog /var/log/apache2/access.example.com.log combined</text:p>
      <text:p text:style-name="P5">&lt;/VirtualHost&gt;</text:p>
      <text:p text:style-name="P1"/>
      <text:p text:style-name="P1">- <text:span text:style-name="T1">Modification du fichier apache2.conf</text:span></text:p>
      <text:p text:style-name="P2">- <text:span text:style-name="T1">Modification du fichier sites-available / 000-default.conf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6T10:40:04.682570122</meta:creation-date>
    <dc:date>2019-04-16T11:28:34.683995172</dc:date>
    <meta:editing-duration>PT28M9S</meta:editing-duration>
    <meta:editing-cycles>1</meta:editing-cycles>
    <meta:document-statistic meta:table-count="0" meta:image-count="0" meta:object-count="0" meta:page-count="1" meta:paragraph-count="17" meta:word-count="41" meta:character-count="649" meta:non-whitespace-character-count="521"/>
    <meta:generator>LibreOffice/6.0.7.3$Linux_X86_64 LibreOffice_project/00m0$Build-3</meta:generator>
  </office:meta>
</office:document-meta>
</file>